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PreformatatHTML" style:master-page-name="MP0" style:family="paragraph">
      <style:paragraph-properties fo:break-before="page" fo:margin-bottom="0.1666in" fo:background-color="#FFFFFF"/>
      <style:text-properties style:font-name="Times New Roman" style:font-name-complex="Times New Roman" style:font-weight-complex="bold" fo:font-size="12pt" style:font-size-asian="12pt" style:font-size-complex="12pt" fo:language="en" fo:country="GB"/>
    </style:style>
    <style:style style:name="P2" style:parent-style-name="PreformatatHTML" style:family="paragraph">
      <style:paragraph-properties fo:margin-bottom="0.1666in" fo:background-color="#FFFFFF"/>
      <style:text-properties style:font-name="Times New Roman" style:font-name-complex="Times New Roman" style:font-weight-complex="bold" fo:font-size="12pt" style:font-size-asian="12pt" style:font-size-complex="12pt" fo:language="fr" fo:country="FR"/>
    </style:style>
    <style:style style:name="P3" style:parent-style-name="PreformatatHTML" style:family="paragraph">
      <style:paragraph-properties fo:margin-bottom="0.1666in" fo:background-color="#FFFFFF"/>
    </style:style>
    <style:style style:name="T4" style:parent-style-name="Fontdeparagrafimplicit" style:family="text">
      <style:text-properties style:font-name="Times New Roman" style:font-name-complex="Times New Roman" style:font-weight-complex="bold" fo:font-size="12pt" style:font-size-asian="12pt" style:font-size-complex="12pt" fo:language="fr" fo:country="FR"/>
    </style:style>
    <style:style style:name="P5" style:parent-style-name="PreformatatHTML" style:family="paragraph">
      <style:paragraph-properties fo:background-color="#2B2B2B"/>
    </style:style>
    <style:style style:name="T6" style:parent-style-name="Fontdeparagrafimplicit" style:family="text">
      <style:text-properties style:font-name="Times New Roman" style:font-name-complex="Times New Roman" style:font-weight-complex="bold" fo:font-size="12pt" style:font-size-asian="12pt" style:font-size-complex="12pt" fo:language="fr" fo:country="FR"/>
    </style:style>
    <style:style style:name="T7" style:parent-style-name="Fontdeparagrafimplicit" style:family="text">
      <style:text-properties style:font-name="Times New Roman" style:font-name-complex="Times New Roman" style:font-weight-complex="bold" fo:font-size="12pt" style:font-size-asian="12pt" style:font-size-complex="12pt" fo:language="en" fo:country="GB"/>
    </style:style>
    <style:style style:name="T8" style:parent-style-name="Fontdeparagrafimplicit" style:family="text">
      <style:text-properties style:font-name="Consolas" fo:color="#000000" fo:font-size="12pt" style:font-size-asian="12pt" style:font-size-complex="12pt" fo:language="en" fo:country="GB"/>
    </style:style>
    <style:style style:name="T9" style:parent-style-name="Fontdeparagrafimplicit" style:family="text">
      <style:text-properties style:font-name="Consolas" fo:color="#000000" fo:font-size="12pt" style:font-size-asian="12pt" style:font-size-complex="12pt" fo:language="en" fo:country="GB"/>
    </style:style>
    <style:style style:name="T10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11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12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13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14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15" style:parent-style-name="Fontdeparagrafimplicit" style:family="text">
      <style:text-properties style:font-name="Consolas" fo:color="#9876AA" style:letter-kerning="false" fo:language="ro" fo:country="RO" style:language-complex="ar" style:country-complex="SA"/>
    </style:style>
    <style:style style:name="T16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17" style:parent-style-name="Fontdeparagrafimplicit" style:family="text">
      <style:text-properties style:font-name="Consolas" fo:color="#6897BB" style:letter-kerning="false" fo:language="ro" fo:country="RO" style:language-complex="ar" style:country-complex="SA"/>
    </style:style>
    <style:style style:name="T18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19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20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21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22" style:parent-style-name="Fontdeparagrafimplicit" style:family="text">
      <style:text-properties style:font-name="Consolas" fo:color="#FFC66D" style:letter-kerning="false" fo:language="ro" fo:country="RO" style:language-complex="ar" style:country-complex="SA"/>
    </style:style>
    <style:style style:name="T23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24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25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26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27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28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29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30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31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32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33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34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35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36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37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38" style:parent-style-name="Fontdeparagrafimplicit" style:family="text">
      <style:text-properties style:font-name="Consolas" fo:color="#6897BB" style:letter-kerning="false" fo:language="ro" fo:country="RO" style:language-complex="ar" style:country-complex="SA"/>
    </style:style>
    <style:style style:name="T39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40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41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42" style:parent-style-name="Fontdeparagrafimplicit" style:family="text">
      <style:text-properties style:font-name="Consolas" fo:color="#9876AA" style:letter-kerning="false" fo:language="ro" fo:country="RO" style:language-complex="ar" style:country-complex="SA"/>
    </style:style>
    <style:style style:name="T43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44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45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46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47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48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49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50" style:parent-style-name="Fontdeparagrafimplicit" style:family="text">
      <style:text-properties style:font-name="Consolas" fo:color="#9876AA" style:letter-kerning="false" fo:language="ro" fo:country="RO" style:language-complex="ar" style:country-complex="SA"/>
    </style:style>
    <style:style style:name="T51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52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53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54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55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56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57" style:parent-style-name="Fontdeparagrafimplicit" style:family="text">
      <style:text-properties style:font-name="Consolas" fo:color="#9876AA" style:letter-kerning="false" fo:language="ro" fo:country="RO" style:language-complex="ar" style:country-complex="SA"/>
    </style:style>
    <style:style style:name="T58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59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60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61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62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63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P64" style:parent-style-name="PreformatatHTML" style:family="paragraph">
      <style:paragraph-properties fo:background-color="#2B2B2B"/>
    </style:style>
    <style:style style:name="T65" style:parent-style-name="Fontdeparagrafimplicit" style:family="text">
      <style:text-properties fo:language="en" fo:country="GB"/>
    </style:style>
    <style:style style:name="T66" style:parent-style-name="Fontdeparagrafimplicit" style:family="text">
      <style:text-properties fo:language="en" fo:country="GB"/>
    </style:style>
    <style:style style:name="T67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68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69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70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71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72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73" style:parent-style-name="Fontdeparagrafimplicit" style:family="text">
      <style:text-properties style:font-name="Consolas" fo:color="#FFC66D" style:letter-kerning="false" fo:language="ro" fo:country="RO" style:language-complex="ar" style:country-complex="SA"/>
    </style:style>
    <style:style style:name="T74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75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76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77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78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79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80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81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82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83" style:parent-style-name="Fontdeparagrafimplicit" style:family="text">
      <style:text-properties style:font-name="Consolas" fo:font-style="italic" style:font-style-asian="italic" style:font-style-complex="italic" fo:color="#9876AA" style:letter-kerning="false" fo:language="ro" fo:country="RO" style:language-complex="ar" style:country-complex="SA"/>
    </style:style>
    <style:style style:name="T84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85" style:parent-style-name="Fontdeparagrafimplicit" style:family="text">
      <style:text-properties style:font-name="Consolas" fo:color="#6897BB" style:letter-kerning="false" fo:language="ro" fo:country="RO" style:language-complex="ar" style:country-complex="SA"/>
    </style:style>
    <style:style style:name="T86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87" style:parent-style-name="Fontdeparagrafimplicit" style:family="text">
      <style:text-properties style:font-name="Consolas" fo:color="#6897BB" style:letter-kerning="false" fo:language="ro" fo:country="RO" style:language-complex="ar" style:country-complex="SA"/>
    </style:style>
    <style:style style:name="T88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89" style:parent-style-name="Fontdeparagrafimplicit" style:family="text">
      <style:text-properties style:font-name="Consolas" fo:color="#6897BB" style:letter-kerning="false" fo:language="ro" fo:country="RO" style:language-complex="ar" style:country-complex="SA"/>
    </style:style>
    <style:style style:name="T90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91" style:parent-style-name="Fontdeparagrafimplicit" style:family="text">
      <style:text-properties style:font-name="Consolas" fo:color="#6897BB" style:letter-kerning="false" fo:language="ro" fo:country="RO" style:language-complex="ar" style:country-complex="SA"/>
    </style:style>
    <style:style style:name="T92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93" style:parent-style-name="Fontdeparagrafimplicit" style:family="text">
      <style:text-properties style:font-name="Consolas" fo:color="#6897BB" style:letter-kerning="false" fo:language="ro" fo:country="RO" style:language-complex="ar" style:country-complex="SA"/>
    </style:style>
    <style:style style:name="T94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95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96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97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98" style:parent-style-name="Fontdeparagrafimplicit" style:family="text">
      <style:text-properties style:font-name="Consolas" fo:color="#CC7832" style:letter-kerning="false" fo:language="ro" fo:country="RO" style:language-complex="ar" style:country-complex="SA"/>
    </style:style>
    <style:style style:name="T99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100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T101" style:parent-style-name="Fontdeparagrafimplicit" style:family="text">
      <style:text-properties style:font-name="Consolas" fo:color="#A9B7C6" style:letter-kerning="false" fo:language="ro" fo:country="RO" style:language-complex="ar" style:country-complex="SA"/>
    </style:style>
    <style:style style:name="P102" style:parent-style-name="PreformatatHTML" style:family="paragraph">
      <style:paragraph-properties fo:margin-bottom="0.1666in" fo:background-color="#FFFFFF"/>
      <style:text-properties fo:language="ro" fo:country="RO"/>
    </style:style>
    <style:style style:name="P103" style:parent-style-name="Standard" style:family="paragraph">
      <style:paragraph-properties fo:margin-bottom="0.1666in" fo:background-color="#FFFFFF"/>
      <style:text-properties fo:language="en" fo:country="GB"/>
    </style:style>
    <style:style style:name="P104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5" style:parent-style-name="Fontdeparagrafimplicit" style:family="text">
      <style:text-properties style:font-name="Consolas" style:font-name-asian="Times New Roman" style:font-name-complex="Courier New" style:font-style-complex="italic" fo:color="#808080" style:language-asian="ro" style:country-asian="RO"/>
    </style:style>
    <style:style style:name="P106" style:parent-style-name="Listăparagraf" style:list-style-name="WWNum1" style:family="paragraph">
      <style:paragraph-properties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7" style:parent-style-name="Fontdeparagrafimplicit" style:family="text">
      <style:text-properties style:font-name="Consolas" style:font-name-asian="Times New Roman" style:font-name-complex="Courier New" style:font-style-complex="italic" style:language-asian="ro" style:country-asian="RO"/>
    </style:style>
    <style:style style:name="P108" style:parent-style-name="Listăparagraf" style:list-style-name="WWNum1" style:family="paragraph">
      <style:paragraph-properties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9" style:parent-style-name="Fontdeparagrafimplicit" style:family="text">
      <style:text-properties style:font-name="Consolas" style:font-name-asian="Times New Roman" style:font-name-complex="Courier New" style:font-style-complex="italic" fo:color="#000000" style:language-asian="ro" style:country-asian="RO"/>
    </style:style>
    <style:style style:name="P110" style:parent-style-name="Listăparagraf" style:list-style-name="WWNum1" style:family="paragraph">
      <style:paragraph-properties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11" style:parent-style-name="Listăparagraf" style:list-style-name="WWNum1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language="fr" fo:country="FR"/>
    </style:style>
    <style:style style:name="P112" style:parent-style-name="Listăparagraf" style:list-style-name="WWNum1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language="fr" fo:country="FR"/>
    </style:style>
    <style:style style:name="P113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language="fr" fo:country="FR" style:language-asian="ro" style:country-asian="RO"/>
    </style:style>
    <style:style style:name="P114" style:parent-style-name="Standard" style:family="paragraph">
      <style:paragraph-properties fo:text-align="justify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5" style:parent-style-name="Fontdeparagrafimplicit" style:family="text">
      <style:text-properties style:font-name-asian="Times New Roman" style:font-name-complex="Calibri" fo:color="#000000" style:language-asian="ro" style:country-asian="RO"/>
    </style:style>
    <style:style style:name="P116" style:parent-style-name="Standard" style:family="paragraph">
      <style:paragraph-properties fo:text-align="justify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17" style:parent-style-name="Standard" style:family="paragraph">
      <style:paragraph-properties fo:text-align="justify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" style:parent-style-name="Fontdeparagrafimplicit" style:family="text">
      <style:text-properties style:font-name-asian="Times New Roman" style:font-name-complex="Calibri" fo:color="#000000" fo:language="fr" fo:country="FR" style:language-asian="ro" style:country-asian="RO"/>
    </style:style>
    <style:style style:name="T119" style:parent-style-name="Fontdeparagrafimplicit" style:family="text">
      <style:text-properties style:font-name-asian="Times New Roman" style:font-name-complex="Calibri" fo:color="#000000" fo:language="fr" fo:country="FR" style:language-asian="ro" style:country-asian="RO"/>
    </style:style>
    <style:style style:name="T120" style:parent-style-name="Fontdeparagrafimplicit" style:family="text">
      <style:text-properties style:font-name-asian="Times New Roman" style:font-name-complex="Calibri" fo:color="#000000" fo:language="fr" fo:country="FR" style:language-asian="ro" style:country-asian="RO"/>
    </style:style>
  </office:automatic-styles>
  <office:body>
    <office:text text:use-soft-page-breaks="true">
      <text:p text:style-name="P1">Aldea Valentin-Emanuel <text:s text:c="11"/></text:p>
      <text:p text:style-name="P2">Grupa: 221 <text:s text:c="8"/></text:p>
      <text:p text:style-name="P3"><text:span text:style-name="T4">Email: valentinaldea01@yahoo.com</text:span></text:p>
      <text:p text:style-name="P5"><text:span text:style-name="T6">Ce se afișează la rularea codului urmator?<text:s/></text:span><text:span text:style-name="T7">Explicați.</text:span><text:span text:style-name="T8"><text:line-break/></text:span><text:span text:style-name="T9"><text:line-break/></text:span><text:span text:style-name="T10">public class<text:s/></text:span><text:span text:style-name="T11">Produs {</text:span><text:span text:style-name="T12"><text:line-break/></text:span><text:span text:style-name="T13"><text:s text:c="4"/>private<text:s/></text:span><text:span text:style-name="T14">int<text:s/></text:span><text:span text:style-name="T15">y</text:span><text:span text:style-name="T16">=</text:span><text:span text:style-name="T17">0</text:span><text:span text:style-name="T18">;</text:span><text:span text:style-name="T19"><text:line-break/></text:span><text:span text:style-name="T20"><text:line-break/></text:span><text:span text:style-name="T21"><text:s text:c="4"/>public int<text:s/></text:span><text:span text:style-name="T22">D</text:span><text:span text:style-name="T23">(</text:span><text:span text:style-name="T24">int<text:s/></text:span><text:span text:style-name="T25">...x)</text:span><text:span text:style-name="T26"><text:line-break/></text:span><text:span text:style-name="T27"><text:s text:c="4"/>{</text:span><text:span text:style-name="T28"><text:line-break/></text:span><text:span text:style-name="T29"><text:s text:c="8"/></text:span><text:span text:style-name="T30">for</text:span><text:span text:style-name="T31">(</text:span><text:span text:style-name="T32">int<text:s/></text:span><text:span text:style-name="T33">i : x)</text:span><text:span text:style-name="T34"><text:line-break/></text:span><text:span text:style-name="T35"><text:s text:c="12"/></text:span><text:span text:style-name="T36">if</text:span><text:span text:style-name="T37">(i&gt;</text:span><text:span text:style-name="T38">3</text:span><text:span text:style-name="T39">)</text:span><text:span text:style-name="T40"><text:line-break/></text:span><text:span text:style-name="T41"><text:s text:c="16"/></text:span><text:span text:style-name="T42">y<text:s/></text:span><text:span text:style-name="T43">+= i</text:span><text:span text:style-name="T44">;</text:span><text:span text:style-name="T45"><text:line-break/></text:span><text:span text:style-name="T46"><text:s text:c="12"/>else</text:span><text:span text:style-name="T47"><text:line-break/></text:span><text:span text:style-name="T48"><text:s text:c="16"/>this</text:span><text:span text:style-name="T49">.</text:span><text:span text:style-name="T50">y<text:s/></text:span><text:span text:style-name="T51">-= i</text:span><text:span text:style-name="T52">;</text:span><text:span text:style-name="T53"><text:line-break/></text:span><text:span text:style-name="T54"><text:line-break/></text:span><text:span text:style-name="T55"><text:s text:c="8"/>return this</text:span><text:span text:style-name="T56">.</text:span><text:span text:style-name="T57">y</text:span><text:span text:style-name="T58">;</text:span><text:span text:style-name="T59"><text:line-break/></text:span><text:span text:style-name="T60"><text:s text:c="4"/></text:span><text:span text:style-name="T61">}</text:span><text:span text:style-name="T62"><text:line-break/></text:span><text:span text:style-name="T63">}</text:span></text:p>
      <text:p text:style-name="P64"><text:span text:style-name="T65"><text:line-break/></text:span><text:span text:style-name="T66"><text:line-break/></text:span><text:span text:style-name="T67">public class<text:s/></text:span><text:span text:style-name="T68">Main {</text:span><text:span text:style-name="T69"><text:line-break/></text:span><text:span text:style-name="T70"><text:line-break/></text:span><text:span text:style-name="T71"><text:s text:c="4"/></text:span><text:span text:style-name="T72">protected static void<text:s/></text:span><text:span text:style-name="T73">main</text:span><text:span text:style-name="T74">(String[] args) {</text:span><text:span text:style-name="T75"><text:line-break/></text:span><text:span text:style-name="T76"><text:s text:c="8"/>Produs P =<text:s/></text:span><text:span text:style-name="T77">new<text:s/></text:span><text:span text:style-name="T78">Produs()</text:span><text:span text:style-name="T79">;</text:span><text:span text:style-name="T80"><text:line-break/></text:span><text:span text:style-name="T81"><text:s text:c="8"/></text:span><text:span text:style-name="T82">System.</text:span><text:span text:style-name="T83">out</text:span><text:span text:style-name="T84">.println(P.D(</text:span><text:span text:style-name="T85">1</text:span><text:span text:style-name="T86">,</text:span><text:span text:style-name="T87">2</text:span><text:span text:style-name="T88">,</text:span><text:span text:style-name="T89">3</text:span><text:span text:style-name="T90">,</text:span><text:span text:style-name="T91">4</text:span><text:span text:style-name="T92">,</text:span><text:span text:style-name="T93">5</text:span><text:span text:style-name="T94">,16</text:span><text:span text:style-name="T95">))</text:span><text:span text:style-name="T96">;</text:span><text:span text:style-name="T97"><text:line-break/></text:span><text:span text:style-name="T98"><text:s text:c="4"/></text:span><text:span text:style-name="T99">}</text:span><text:span text:style-name="T100"><text:line-break/></text:span><text:span text:style-name="T101">}</text:span></text:p>
      <text:p text:style-name="P102"/>
      <text:p text:style-name="P103"/>
      <text:p text:style-name="P104"><text:span text:style-name="T105">Variante de răspuns:</text:span></text:p>
      <text:list text:style-name="WWNum1" text:continue-numbering="true">
        <text:list-item>
          <text:p text:style-name="P106"><text:span text:style-name="T107">9</text:span></text:p>
        </text:list-item>
        <text:list-item>
          <text:p text:style-name="P108"><text:span text:style-name="T109">Eroare la compilare</text:span></text:p>
        </text:list-item>
        <text:list-item>
          <text:p text:style-name="P110">Eroare la runtime</text:p>
        </text:list-item>
        <text:list-item>
          <text:p text:style-name="P111">19, deoarece se efectueaza suma dintre suma numerelor mai mari decat 3 si diferenta celorlalte</text:p>
        </text:list-item>
        <text:list-item>
          <text:p text:style-name="P112">25</text:p>
        </text:list-item>
      </text:list>
      <text:p text:style-name="P113"/>
      <text:p text:style-name="P114"><text:span text:style-name="T115">Explicații:</text:span></text:p>
      <text:p text:style-name="P116"/>
      <text:p text:style-name="P117"><text:span text:style-name="T118">Raspunsul corect este c</text:span><text:span text:style-name="T119">), pentru ca main-ul trebuie să fie declarat public, deoarece trebuie apelat prin cod în afara clasei sale la începerea programului.</text:span><text:span text:style-name="T120"><text:s/>Va compila, dar nu va mer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ă" style:display-name="Listă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atHTML" style:display-name="Preformatat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o" style:country-asian="RO" fo:hyphenate="false"/>
    </style:style>
    <style:style style:name="Listăparagraf" style:display-name="Listă paragraf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PreformatatHTMLCaracter" style:display-name="Preformatat HTML Caracter" style:family="text" style:parent-style-name="Fontdeparagrafimplicit">
      <style:text-properties style:font-name="Courier New" style:font-name-asian="Times New Roman" style:font-name-complex="Courier New" fo:font-size="10pt" style:font-size-asian="10pt" style:font-size-complex="10pt" style:language-asian="ro" style:country-asian="RO"/>
    </style:style>
    <text:list-style style:name="WWNum1" style:display-name="WWNum1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Iuliana</meta:initial-creator>
    <dc:creator>Iuliana</dc:creator>
    <meta:creation-date>2017-10-20T23:40:00Z</meta:creation-date>
    <dc:date>2019-11-10T21:37:00Z</dc:date>
    <meta:template xlink:href="Normal" xlink:type="simple"/>
    <meta:editing-cycles>5</meta:editing-cycles>
    <meta:editing-duration>PT4380S</meta:editing-duration>
    <meta:document-statistic meta:page-count="1" meta:paragraph-count="1" meta:word-count="130" meta:character-count="883" meta:row-count="6" meta:non-whitespace-character-count="754"/>
  </office:meta>
</office:document-meta>
</file>